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A8C0A37525F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15.749cm" svg:x="0.026cm" svg:y="0.016cm">
          <draw:image xlink:href="Pictures/100002010000078000000438FA8C0A37525FE7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1:14:08.269809749</meta:creation-date>
    <dc:date>2021-03-07T21:14:35.099829526</dc:date>
    <meta:editing-duration>PT28S</meta:editing-duration>
    <meta:editing-cycles>1</meta:editing-cycles>
    <meta:generator>LibreOffice/6.4.4.2$Linux_X86_64 LibreOffice_project/40$Build-2</meta:generator>
    <meta:document-statistic meta:object-count="26"/>
  </office:meta>
</office:document-meta>
</file>